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cbd" officeooo:paragraph-rsid="000e9cb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cbd" officeooo:paragraph-rsid="000e9cbd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e9cbd" officeooo:paragraph-rsid="000e9cbd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21477" officeooo:paragraph-rsid="0012147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970e" officeooo:paragraph-rsid="0012970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15eb" officeooo:paragraph-rsid="001315e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3a6ce" officeooo:paragraph-rsid="0013a6c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3d44f" officeooo:paragraph-rsid="0013d44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0b06" officeooo:paragraph-rsid="00150b0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5c7de" officeooo:paragraph-rsid="0015c7d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5c7de" officeooo:paragraph-rsid="0016445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64456" officeooo:paragraph-rsid="0016445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6b111" officeooo:paragraph-rsid="0016b11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64456" officeooo:paragraph-rsid="00164456" fo:background-color="#ffff0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6b111" officeooo:paragraph-rsid="0016b111" fo:background-color="#ffff0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5c7de" officeooo:paragraph-rsid="0015c7de" fo:background-color="#ffff0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50b06" officeooo:paragraph-rsid="00150b06" fo:background-color="#ffff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315eb" officeooo:paragraph-rsid="001315eb" fo:background-color="#ffff0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e9cbd" officeooo:paragraph-rsid="000e9cbd" fo:background-color="#ffff0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77015" officeooo:paragraph-rsid="00177015" fo:background-color="transparent" style:font-weight-asian="normal" style:font-weight-complex="normal"/>
    </style:style>
    <style:style style:name="P21" style:family="paragraph" style:parent-style-name="Standard">
      <style:text-properties officeooo:rsid="000eec46" officeooo:paragraph-rsid="000eec46"/>
    </style:style>
    <style:style style:name="P22" style:family="paragraph" style:parent-style-name="Standard">
      <style:text-properties fo:font-weight="bold" officeooo:rsid="000eec46" officeooo:paragraph-rsid="000eec46" style:font-weight-asian="bold" style:font-weight-complex="bold"/>
    </style:style>
    <style:style style:name="P23" style:family="paragraph" style:parent-style-name="Standard">
      <style:text-properties fo:font-weight="normal" officeooo:rsid="000eec46" officeooo:paragraph-rsid="000eec46" style:font-weight-asian="normal" style:font-weight-complex="normal"/>
    </style:style>
    <style:style style:name="P24" style:family="paragraph" style:parent-style-name="Standard">
      <style:text-properties officeooo:rsid="000e9cbd" officeooo:paragraph-rsid="000e9cbd"/>
    </style:style>
    <style:style style:name="P25" style:family="paragraph" style:parent-style-name="Standard">
      <style:text-properties officeooo:rsid="00106a30" officeooo:paragraph-rsid="00106a30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e9cbd" officeooo:paragraph-rsid="000e9cbd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2970e" officeooo:paragraph-rsid="0012970e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5c7de" officeooo:paragraph-rsid="0015c7de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64456" officeooo:paragraph-rsid="00164456" style:font-weight-asian="bold" style:font-weight-complex="bold"/>
    </style:style>
    <style:style style:name="P30" style:family="paragraph" style:parent-style-name="Standard">
      <style:text-properties officeooo:paragraph-rsid="001315eb"/>
    </style:style>
    <style:style style:name="P31" style:family="paragraph" style:parent-style-name="Standard">
      <style:text-properties officeooo:paragraph-rsid="00150b06"/>
    </style:style>
    <style:style style:name="P32" style:family="paragraph" style:parent-style-name="Standard">
      <style:text-properties officeooo:paragraph-rsid="00150b06" fo:background-color="#ffff00"/>
    </style:style>
    <style:style style:name="P33" style:family="paragraph" style:parent-style-name="Standard">
      <style:text-properties officeooo:rsid="000eec46" officeooo:paragraph-rsid="000eec46" fo:background-color="#ffff00"/>
    </style:style>
    <style:style style:name="P34" style:family="paragraph" style:parent-style-name="Standard">
      <style:text-properties officeooo:rsid="000e9cbd" officeooo:paragraph-rsid="000e9cbd" fo:background-color="#ffff00"/>
    </style:style>
    <style:style style:name="T1" style:family="text">
      <style:text-properties style:text-underline-style="none" fo:font-weight="normal" officeooo:rsid="001315eb" style:font-weight-asian="normal" style:font-weight-complex="normal"/>
    </style:style>
    <style:style style:name="T2" style:family="text">
      <style:text-properties style:text-underline-style="none" fo:font-weight="normal" officeooo:rsid="00150b06" style:font-weight-asian="normal" style:font-weight-complex="normal"/>
    </style:style>
    <style:style style:name="T3" style:family="text">
      <style:text-properties style:text-underline-style="none" fo:font-weight="normal" officeooo:rsid="00150b06" fo:background-color="#ffff00" loext:char-shading-value="0" style:font-weight-asian="normal" style:font-weight-complex="normal"/>
    </style:style>
    <style:style style:name="T4" style:family="text">
      <style:text-properties style:text-underline-style="none" fo:font-weight="normal" officeooo:rsid="00150b06" fo:background-color="#ffff00" loext:char-shading-value="0" style:font-weight-asian="normal" style:font-weight-complex="normal"/>
    </style:style>
    <style:style style:name="T5" style:family="text">
      <style:text-properties style:text-underline-style="none" fo:font-weight="normal" officeooo:rsid="001315eb" fo:background-color="#ffff00" loext:char-shading-value="0" style:font-weight-asian="normal" style:font-weight-complex="normal"/>
    </style:style>
    <style:style style:name="T6" style:family="text">
      <style:text-properties style:text-underline-style="none" fo:font-weight="normal" officeooo:rsid="001315eb" fo:background-color="#ffff00" loext:char-shading-value="0" style:font-weight-asian="normal" style:font-weight-complex="normal"/>
    </style:style>
    <style:style style:name="T7" style:family="text">
      <style:text-properties officeooo:rsid="00106a30"/>
    </style:style>
    <style:style style:name="T8" style:family="text">
      <style:text-properties officeooo:rsid="001315eb"/>
    </style:style>
    <style:style style:name="T9" style:family="text">
      <style:text-properties officeooo:rsid="0013a95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315eb" fo:background-color="#ffff00" loext:char-shading-value="0"/>
    </style:style>
    <style:style style:name="T14" style:family="text">
      <style:text-properties officeooo:rsid="001315e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</text:p>
      <text:p text:style-name="P1"/>
      <text:p text:style-name="P2">1. Installation</text:p>
      <text:p text:style-name="P23">On ubuntu 16.04 LTS</text:p>
      <text:p text:style-name="P22"/>
      <text:p text:style-name="P2">1.1. Installing node</text:p>
      <text:p text:style-name="P21"/>
      <text:p text:style-name="P25">The first dependency we need is Node Package Manager or NPM, which comes with Node.js.</text:p>
      <text:p text:style-name="P25"/>
      <text:p text:style-name="P33"><text:span text:style-name="T7">&gt; </text:span>sudo npm cache clean -f</text:p>
      <text:p text:style-name="P33"><text:span text:style-name="T7">&gt; </text:span>sudo npm install -g n</text:p>
      <text:p text:style-name="P33"><text:span text:style-name="T7">&gt; </text:span>sudo n stable</text:p>
      <text:p text:style-name="P1"/>
      <text:p text:style-name="P21">(if previous node installed need to rename ~/.node-gyp/x.xx.xx to ~/.node-gyp/10.15.3 or simply the current version number) </text:p>
      <text:p text:style-name="P21"/>
      <text:p text:style-name="P34"><text:span text:style-name="T7">&gt; </text:span>node -v</text:p>
      <text:p text:style-name="P21"># v10.15.3</text:p>
      <text:p text:style-name="P21"/>
      <text:p text:style-name="P2">1.2. Installing Truffle Framework</text:p>
      <text:p text:style-name="P4">Next, we need to install the Truffle Framework as next dependency. It provides all the necessary tools for the dapp creation.</text:p>
      <text:p text:style-name="P4"/>
      <text:p text:style-name="P19"><text:span text:style-name="T7">&gt; sudo </text:span>npm install -g truffle</text:p>
      <text:p text:style-name="P3"/>
      <text:p text:style-name="P27">1.3 Installing Ganache</text:p>
      <text:p text:style-name="P5">Next, we install Ganache, a local in-memory blockchain. It gives us 10 external addresses on our local Ethereum blockchain and are preloaded with 100 fake ether each.</text:p>
      <text:p text:style-name="P5"/>
      <text:p text:style-name="P18">&gt; sudo npm install ganache-cli</text:p>
      <text:p text:style-name="P6"/>
      <text:p text:style-name="P5">Download from Truffle site:</text:p>
      <text:p text:style-name="P5">https://github.com/trufflesuite/ganache/releases/download/v2.0.1/Ganache-2.0.1.AppImage</text:p>
      <text:p text:style-name="P5"/>
      <text:p text:style-name="P6">Got to folder where downloaded and</text:p>
      <text:p text:style-name="P30"><text:span text:style-name="T6">&gt; </text:span><text:span text:style-name="Source_20_Text"><text:span text:style-name="T12">chmod a+x </text:span></text:span><text:span text:style-name="Source_20_Text"><text:span text:style-name="T14">G</text:span></text:span><text:span text:style-name="Source_20_Text"><text:span text:style-name="T12">anache-</text:span></text:span><text:span text:style-name="Source_20_Text"><text:span text:style-name="T14">2</text:span></text:span><text:span text:style-name="Source_20_Text"><text:span text:style-name="T12">.</text:span></text:span><text:span text:style-name="Source_20_Text"><text:span text:style-name="T14">0</text:span></text:span><text:span text:style-name="Source_20_Text"><text:span text:style-name="T12">.</text:span></text:span><text:span text:style-name="Source_20_Text"><text:span text:style-name="T14">1</text:span></text:span><text:span text:style-name="Source_20_Text"><text:span text:style-name="T12">.AppImage</text:span></text:span></text:p>
      <text:p text:style-name="P18">&gt; ./Ganache-2.0.1.AppImage</text:p>
      <text:p text:style-name="P5"/>
      <text:p text:style-name="P7">Allow to integrate application into your system such that you can launch Ganache later from Ubuntu Application menu.</text:p>
      <text:p text:style-name="P7"/>
      <text:p text:style-name="P27">1.4. Installing Metamask</text:p>
      <text:p text:style-name="P5">Next, we need Metamask. <text:span text:style-name="T9">There exists an addon for Firefox, Google Chrome. Or Brave simply does the job as well. We will be using google chrome with Metamask extension</text:span></text:p>
      <text:p text:style-name="P3"/>
      <text:p text:style-name="P9">Install Google chrome on Ubuntu 16.04</text:p>
      <text:p text:style-name="P31"><text:span text:style-name="T4">&gt; </text:span><text:span text:style-name="Source_20_Text"><text:span text:style-name="T12">wget -q -O - https://dl-ssl.google.com/linux/linux_signing_key.pub | sudo apt-key add -</text:span></text:span></text:p>
      <text:p text:style-name="P32"><text:soft-page-break/><text:span text:style-name="T2">&gt; <text:s/></text:span>sudo sh -c 'echo "deb [arch=amd64] http://dl.google.com/linux/chrome/deb/ stable main" &gt;&gt; /etc/apt/sources.list.d/google.list'</text:p>
      <text:p text:style-name="P17"/>
      <text:p text:style-name="P31"><text:span text:style-name="T4">&gt; </text:span><text:span text:style-name="Source_20_Text"><text:span text:style-name="T12">sudo apt-get install google-chrome-stable</text:span></text:span></text:p>
      <text:p text:style-name="P9"/>
      <text:p text:style-name="P8">1. Create Wallet:<text:line-break/>2. I Agree</text:p>
      <text:p text:style-name="P8">3. pw: bachelor-thesis-2019</text:p>
      <text:p text:style-name="P9">4. Secret backup phrase:</text:p>
      <text:p text:style-name="P9">observe buzz voice aware flight screen become differ hurt salt please game</text:p>
      <text:p text:style-name="P9">5. You are set and ready to go</text:p>
      <text:p text:style-name="P9"/>
      <text:p text:style-name="P9"/>
      <text:p text:style-name="P28">2. Create project</text:p>
      <text:p text:style-name="P10"/>
      <text:p text:style-name="P28">2.1. Create project folder</text:p>
      <text:p text:style-name="P10">Choose a folder and create a new project by creating a folder with the name</text:p>
      <text:p text:style-name="P11">( <text:a xlink:type="simple" xlink:href="https://www.codeooze.com/blockchain/ethereum-dev-environment-2019/" text:style-name="Internet_20_link" text:visited-style-name="Visited_20_Internet_20_Link">https://www.codeooze.com/blockchain/ethereum-dev-environment-2019/</text:a> )</text:p>
      <text:p text:style-name="P11"><text:s/></text:p>
      <text:p text:style-name="P16">&gt; cd ~/Documents</text:p>
      <text:p text:style-name="P16">&gt; mkdir mana</text:p>
      <text:p text:style-name="P16">&gt; cd mana</text:p>
      <text:p text:style-name="P16">&gt; truffle init</text:p>
      <text:p text:style-name="P10"/>
      <text:p text:style-name="P29">2.2. Using truffle console</text:p>
      <text:p text:style-name="P12"/>
      <text:p text:style-name="P12">Configure Truffle to connect to Ganache. Open <text:span text:style-name="T10">truffle-config.js</text:span> file for editing and locate the <text:span text:style-name="T10">networks </text:span>section around line 38.</text:p>
      <text:p text:style-name="P12">Uncomment the <text:span text:style-name="T10">development </text:span>section and set the parameters to match Ganache settings.</text:p>
      <text:p text:style-name="P10"/>
      <text:p text:style-name="P12">In the terminal go to project folder ~/Documents/mana and run</text:p>
      <text:p text:style-name="P14">&gt; truffle console</text:p>
      <text:p text:style-name="P12"/>
      <text:p text:style-name="P13">And now we can interact with ganache using web3.js library.</text:p>
      <text:p text:style-name="P12"/>
      <text:p text:style-name="P15">truffle(development)&gt; web3.eth.getAccounts() # returns the list of 10 eth accounts on ganache</text:p>
      <text:p text:style-name="P15"/>
      <text:p text:style-name="P20">Close Truffle console by entering the .exit commeand or hit Ctrl+C tw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Antelo</meta:initial-creator>
    <meta:creation-date>2019-04-23T13:01:02.501000000</meta:creation-date>
    <dc:date>2019-04-23T14:38:35.049917743</dc:date>
    <meta:editing-duration>PT52M5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381" meta:character-count="2538" meta:non-whitespace-character-count="2204"/>
  </office:meta>
</office:document-meta>
</file>